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5" table:default-cell-style-name="Default"/>
        <table:table-column table:style-name="co14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3"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4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5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4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6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3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4:15:01.985269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0T14:15:35.423384083</dc:date>
    <meta:editing-duration>P2DT25M8S</meta:editing-duration>
    <meta:editing-cycles>237</meta:editing-cycles>
    <meta:document-statistic meta:table-count="2" meta:cell-count="3508" meta:object-count="0"/>
  </office:meta>
</office:document-meta>
</file>